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07000000094CE36D4D.png" manifest:media-type="image/png"/>
  <manifest:file-entry manifest:full-path="Pictures/10000001000000870000001F1325FA5F.png" manifest:media-type="image/png"/>
  <manifest:file-entry manifest:full-path="Pictures/1000646C00000E1900000341169B0662.svg" manifest:media-type="image/svg+xml"/>
  <manifest:file-entry manifest:full-path="Pictures/1000424D0000111C0000017AA3B6EDFC.svg" manifest:media-type="image/svg+xml"/>
  <manifest:file-entry manifest:full-path="Pictures/100068970000191A0000015F48669C3D.svg" manifest:media-type="image/svg+xml"/>
  <manifest:file-entry manifest:full-path="Pictures/10000001000000C90000000E46B65E7D.png" manifest:media-type="image/png"/>
  <manifest:file-entry manifest:full-path="Pictures/10005815000014FE0000017A20F88AD3.svg" manifest:media-type="image/svg+xml"/>
  <manifest:file-entry manifest:full-path="Pictures/100000010000006B0000000DABD5E0BC.png" manifest:media-type="image/png"/>
  <manifest:file-entry manifest:full-path="Pictures/10000001000000950000000E1BD5A02F.png" manifest:media-type="image/png"/>
  <manifest:file-entry manifest:full-path="Pictures/1000571B00000F880000017A3F17CEA0.svg" manifest:media-type="image/svg+xml"/>
  <manifest:file-entry manifest:full-path="Pictures/10000001000000990000000C6837455E.png" manifest:media-type="image/png"/>
  <manifest:file-entry manifest:full-path="Pictures/100000010000009700000011783D60F3.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95E900000B0300000598039C7A35.svg" manifest:media-type="image/svg+xml"/>
  <manifest:file-entry manifest:full-path="Pictures/100000010000001600000009F488EECB.png" manifest:media-type="image/png"/>
  <manifest:file-entry manifest:full-path="Pictures/10000001000000F00000000DC9A9AC3A.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A40000000E16F3DE77.png" manifest:media-type="image/png"/>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2" style:family="paragraph" style:parent-style-name="Standard">
      <style:text-properties officeooo:paragraph-rsid="018c957f"/>
    </style:style>
    <style:style style:name="P103" style:family="paragraph" style:parent-style-name="Text_20_body">
      <style:paragraph-properties fo:text-align="start" style:justify-single-word="false"/>
      <style:text-properties officeooo:paragraph-rsid="0167839a"/>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text-properties officeooo:paragraph-rsid="01b5797b"/>
    </style:style>
    <style:style style:name="P109" style:family="paragraph" style:parent-style-name="Standard">
      <style:text-properties officeooo:paragraph-rsid="01b77334"/>
    </style:style>
    <style:style style:name="P110" style:family="paragraph" style:parent-style-name="Standard">
      <style:text-properties officeooo:paragraph-rsid="01bacd46"/>
    </style:style>
    <style:style style:name="P111" style:family="paragraph" style:parent-style-name="Standard">
      <style:text-properties officeooo:paragraph-rsid="01c0999f"/>
    </style:style>
    <style:style style:name="P112" style:family="paragraph" style:parent-style-name="Standard">
      <style:text-properties officeooo:paragraph-rsid="01c8dd63"/>
    </style:style>
    <style:style style:name="P113" style:family="paragraph" style:parent-style-name="Standard">
      <style:text-properties officeooo:paragraph-rsid="01d8e10c"/>
    </style:style>
    <style:style style:name="P114" style:family="paragraph" style:parent-style-name="Standard">
      <style:text-properties officeooo:paragraph-rsid="0196f54d"/>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text-properties officeooo:paragraph-rsid="0213ba86"/>
    </style:style>
    <style:style style:name="P120"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21"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22"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3"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4"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5" style:family="paragraph" style:parent-style-name="Standard">
      <style:text-properties officeooo:paragraph-rsid="0213ba86"/>
    </style:style>
    <style:style style:name="P126" style:family="paragraph" style:parent-style-name="Standard">
      <style:text-properties officeooo:rsid="021f614d" officeooo:paragraph-rsid="021fb8c5"/>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1577bb0" style:font-size-asian="11.3500003814697pt" style:font-size-complex="13pt"/>
    </style:style>
    <style:style style:name="T204" style:family="text">
      <style:text-properties officeooo:rsid="001206a7"/>
    </style:style>
    <style:style style:name="T205" style:family="text">
      <style:text-properties officeooo:rsid="00120a87"/>
    </style:style>
    <style:style style:name="T206" style:family="text">
      <style:text-properties officeooo:rsid="0012536a"/>
    </style:style>
    <style:style style:name="T207" style:family="text">
      <style:text-properties officeooo:rsid="0014b531"/>
    </style:style>
    <style:style style:name="T208" style:family="text">
      <style:text-properties officeooo:rsid="0014eb05"/>
    </style:style>
    <style:style style:name="T209" style:family="text">
      <style:text-properties officeooo:rsid="00189efa"/>
    </style:style>
    <style:style style:name="T210" style:family="text">
      <style:text-properties officeooo:rsid="001a807a"/>
    </style:style>
    <style:style style:name="T211" style:family="text">
      <style:text-properties officeooo:rsid="001e05c6"/>
    </style:style>
    <style:style style:name="T212" style:family="text">
      <style:text-properties officeooo:rsid="001ffacf"/>
    </style:style>
    <style:style style:name="T213" style:family="text">
      <style:text-properties officeooo:rsid="0021cb38"/>
    </style:style>
    <style:style style:name="T214" style:family="text">
      <style:text-properties officeooo:rsid="00225be9"/>
    </style:style>
    <style:style style:name="T215" style:family="text">
      <style:text-properties officeooo:rsid="003a76fc"/>
    </style:style>
    <style:style style:name="T216" style:family="text">
      <style:text-properties officeooo:rsid="003b587d"/>
    </style:style>
    <style:style style:name="T217" style:family="text">
      <style:text-properties fo:font-weight="normal" officeooo:rsid="00496074" style:font-weight-asian="normal" style:font-weight-complex="normal"/>
    </style:style>
    <style:style style:name="T218" style:family="text">
      <style:text-properties fo:font-weight="normal" officeooo:rsid="004b510e" style:font-weight-asian="normal" style:font-weight-complex="normal"/>
    </style:style>
    <style:style style:name="T219" style:family="text">
      <style:text-properties officeooo:rsid="00472ca2"/>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136ced5" style:font-style-asian="italic" style:font-style-complex="italic"/>
    </style:style>
    <style:style style:name="T223" style:family="text">
      <style:text-properties fo:font-style="italic" officeooo:rsid="0137b22d" style:font-style-asian="italic" style:font-style-complex="italic"/>
    </style:style>
    <style:style style:name="T224" style:family="text">
      <style:text-properties officeooo:rsid="006a783f"/>
    </style:style>
    <style:style style:name="T225" style:family="text">
      <style:text-properties officeooo:rsid="0071ce1d"/>
    </style:style>
    <style:style style:name="T226" style:family="text">
      <style:text-properties fo:font-size="9pt" style:text-underline-style="none" fo:font-weight="bold" officeooo:rsid="007d43a8" style:font-size-asian="9pt" style:font-weight-asian="bold" style:font-size-complex="9pt" style:font-weight-complex="bold"/>
    </style:style>
    <style:style style:name="T227" style:family="text">
      <style:text-properties officeooo:rsid="009be16e"/>
    </style:style>
    <style:style style:name="T228" style:family="text">
      <style:text-properties officeooo:rsid="00d4aef2"/>
    </style:style>
    <style:style style:name="T229" style:family="text">
      <style:text-properties officeooo:rsid="00e65fe8"/>
    </style:style>
    <style:style style:name="T230" style:family="text">
      <style:text-properties fo:font-style="normal" style:font-style-asian="normal" style:font-style-complex="normal"/>
    </style:style>
    <style:style style:name="T231" style:family="text">
      <style:text-properties fo:font-style="normal" officeooo:rsid="0136ced5" style:font-style-asian="normal" style:font-style-complex="normal"/>
    </style:style>
    <style:style style:name="T232" style:family="text">
      <style:text-properties officeooo:rsid="0118835f"/>
    </style:style>
    <style:style style:name="T233" style:family="text">
      <style:text-properties fo:font-size="20pt" style:font-size-asian="20pt" style:font-size-complex="20pt"/>
    </style:style>
    <style:style style:name="T234" style:family="text">
      <style:text-properties officeooo:rsid="0145efef"/>
    </style:style>
    <style:style style:name="T235" style:family="text">
      <style:text-properties officeooo:rsid="01460690"/>
    </style:style>
    <style:style style:name="T236" style:family="text">
      <style:text-properties officeooo:rsid="014b7680"/>
    </style:style>
    <style:style style:name="T237" style:family="text">
      <style:text-properties officeooo:rsid="014bee93"/>
    </style:style>
    <style:style style:name="T238" style:family="text">
      <style:text-properties officeooo:rsid="014c9893"/>
    </style:style>
    <style:style style:name="T239" style:family="text">
      <style:text-properties officeooo:rsid="014dedef"/>
    </style:style>
    <style:style style:name="T240" style:family="text">
      <style:text-properties officeooo:rsid="014faa1b"/>
    </style:style>
    <style:style style:name="T241" style:family="text">
      <style:text-properties officeooo:rsid="0150464c"/>
    </style:style>
    <style:style style:name="T242" style:family="text">
      <style:text-properties officeooo:rsid="01506ef8"/>
    </style:style>
    <style:style style:name="T243" style:family="text">
      <style:text-properties officeooo:rsid="0150c25b"/>
    </style:style>
    <style:style style:name="T244"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5"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6"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47"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48" style:family="text">
      <style:text-properties style:text-position="0% 100%" fo:font-size="13pt" fo:font-style="normal" officeooo:rsid="01b41512" style:font-size-asian="13pt" style:font-style-asian="normal" style:font-size-complex="13pt" style:font-style-complex="normal"/>
    </style:style>
    <style:style style:name="T249" style:family="text">
      <style:text-properties style:text-position="0% 100%" fo:font-size="13pt" fo:font-style="normal" officeooo:rsid="01b5797b" style:font-size-asian="13pt" style:font-style-asian="normal" style:font-size-complex="13pt" style:font-style-complex="normal"/>
    </style:style>
    <style:style style:name="T250"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1"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2"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53"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54"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55"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56"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57"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58"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59" style:family="text">
      <style:text-properties style:text-position="0% 100%" fo:font-size="13pt" fo:font-style="italic" officeooo:rsid="011dda57" style:font-size-asian="13pt" style:font-style-asian="italic" style:font-size-complex="13pt" style:font-style-complex="italic"/>
    </style:style>
    <style:style style:name="T260" style:family="text">
      <style:text-properties style:text-position="0% 100%" fo:font-size="13pt" officeooo:rsid="01a4a853" style:font-size-asian="13pt" style:font-size-complex="13pt"/>
    </style:style>
    <style:style style:name="T261"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2"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63"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64"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65"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66"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67" style:family="text">
      <style:text-properties style:text-position="0% 100%" style:font-name="Liberation Serif" officeooo:rsid="01b00575"/>
    </style:style>
    <style:style style:name="T268" style:family="text">
      <style:text-properties style:text-position="0% 100%" officeooo:rsid="0204ca85"/>
    </style:style>
    <style:style style:name="T269" style:family="text">
      <style:text-properties style:text-position="0% 100%" officeooo:rsid="02064439"/>
    </style:style>
    <style:style style:name="T270" style:family="text">
      <style:text-properties style:text-position="0% 100%" officeooo:rsid="0206ea03"/>
    </style:style>
    <style:style style:name="T271" style:family="text">
      <style:text-properties style:text-position="0% 100%" officeooo:rsid="020aa1d2"/>
    </style:style>
    <style:style style:name="T272" style:family="text">
      <style:text-properties style:text-position="0% 100%" officeooo:rsid="021fb8c5"/>
    </style:style>
    <style:style style:name="T273" style:family="text">
      <style:text-properties officeooo:rsid="0187f908"/>
    </style:style>
    <style:style style:name="T274" style:family="text">
      <style:text-properties officeooo:rsid="01a4a853"/>
    </style:style>
    <style:style style:name="T275" style:family="text">
      <style:text-properties officeooo:rsid="01ae5210"/>
    </style:style>
    <style:style style:name="T276" style:family="text">
      <style:text-properties officeooo:rsid="01b00575"/>
    </style:style>
    <style:style style:name="T277" style:family="text">
      <style:text-properties officeooo:rsid="01b270d1"/>
    </style:style>
    <style:style style:name="T278" style:family="text">
      <style:text-properties officeooo:rsid="01e89bea"/>
    </style:style>
    <style:style style:name="T279" style:family="text">
      <style:text-properties officeooo:rsid="01f20825"/>
    </style:style>
    <style:style style:name="T280" style:family="text">
      <style:text-properties officeooo:rsid="0204ca85"/>
    </style:style>
    <style:style style:name="T281" style:family="text">
      <style:text-properties officeooo:rsid="02064439"/>
    </style:style>
    <style:style style:name="T282" style:family="text">
      <style:text-properties officeooo:rsid="0206ea03"/>
    </style:style>
    <style:style style:name="T283" style:family="text">
      <style:text-properties officeooo:rsid="020aa1d2"/>
    </style:style>
    <style:style style:name="T284" style:family="text">
      <style:text-properties officeooo:rsid="020b95bd"/>
    </style:style>
    <style:style style:name="T285" style:family="text">
      <style:text-properties officeooo:rsid="020c54ab"/>
    </style:style>
    <style:style style:name="T286" style:family="text">
      <style:text-properties officeooo:rsid="0210111b"/>
    </style:style>
    <style:style style:name="T287" style:family="text">
      <style:text-properties officeooo:rsid="021083d7"/>
    </style:style>
    <style:style style:name="T288" style:family="text">
      <style:text-properties officeooo:rsid="02125a71"/>
    </style:style>
    <style:style style:name="T289" style:family="text">
      <style:text-properties officeooo:rsid="021fb8c5"/>
    </style:style>
    <style:style style:name="T290" style:family="text">
      <style:text-properties officeooo:rsid="0221ae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33">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20">Introduction</text:p>
        </text:list-item>
        <text:list-item>
          <text:p text:style-name="P120">The Halting Problem</text:p>
        </text:list-item>
        <text:list-item>
          <text:p text:style-name="P120">Complexity Theory</text:p>
        </text:list-item>
        <text:list-item>
          <text:p text:style-name="P120">Formal Grammars and Parsing <text:s/></text:p>
        </text:list-item>
        <text:list-item>
          <text:p text:style-name="P120"><text:span text:style-name="T228">T</text:span>ype Systems, Logic, and Lambda Calculus</text:p>
        </text:list-item>
        <text:list-item>
          <text:p text:style-name="P121">Graph Theory in Compiler Design</text:p>
        </text:list-item>
        <text:list-item>
          <text:p text:style-name="P121">Linear, Integer <text:span text:style-name="T234">And Dynamic Programming</text:span></text:p>
        </text:list-item>
        <text:list-item>
          <text:p text:style-name="P121">Lambda Calculus as an Intermediate Representation (IR)</text:p>
        </text:list-item>
        <text:list-item>
          <text:p text:style-name="P122">Conclusion</text:p>
        </text:list-item>
        <text:list-item>
          <text:p text:style-name="P123">References </text:p>
        </text:list-item>
        <text:list-item>
          <text:p text:style-name="P124"><text:span text:style-name="T273">Appendices</text:span><text:span text:style-name="T203">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4">However we do have to briefly cover the concept of a compiler. </text:span><text:span text:style-name="T214">A</text:span><text:span text:style-name="T206">s defined by Bashir S. Abubakar Et Al (2021) “A compiler is a computer system software that transfigures source code into an intermediate code which afterwards transformed into target code without </text:span><text:soft-page-break/><text:span text:style-name="T206">altering the meaning of the source code”. </text:span><text:span text:style-name="T207">Source code is referring to the code the developers write, the words in English </text:span><text:span text:style-name="T208">and the formatting rules which come alongside </text:span><text:span text:style-name="T207">(eg: printf(“Hello World!”); ). </text:span><text:span text:style-name="T209">The </text:span><text:span text:style-name="T211">target</text:span><text:span text:style-name="T209"> code usually refers to assembly (ASM) code, </text:span><text:span text:style-name="T210">the ASM can vary widely depending on CPU architecture : (x86: mov eax, 5, ARM: mov r7,#4) . </text:span><text:span text:style-name="T212">In some compilers the language will first compile to a different set of high level code such as Python which first compiles to C then to target code, </text:span><text:span text:style-name="T213">this is referred to as the </text:span><text:span text:style-name="T206">intermediate </text:span><text:span text:style-name="T213">code.</text:span></text:p>
      <text:p text:style-name="P2"/>
      <text:p text:style-name="P29">The Halting Problem</text:p>
      <text:p text:style-name="P6"><text:span text:style-name="T21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4"><draw:frame text:anchor-type="as-char" svg:y="-0.339cm" draw:z-index="0" draw:name="Shape1" draw:style-name="gr2" draw:text-style-name="P127"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8"/></text:span></text:p>
      <text:p text:style-name="P8"><text:span text:style-name="Strong_20_Emphasis"><text:span text:style-name="T217"/></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3"><text:span text:style-name="Source_20_Text"><text:span text:style-name="T250"><draw:frame text:anchor-type="as-char" svg:y="-0.307cm" draw:z-index="1" draw:name="Shape2" draw:style-name="gr2" draw:text-style-name="P127"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3"><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51"><draw:frame text:anchor-type="as-char" svg:y="-0.307cm" draw:z-index="2" draw:name="Shape3" draw:style-name="gr2" draw:text-style-name="P127"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1"><draw:frame text:anchor-type="as-char" svg:y="-0.191cm" draw:z-index="3" draw:name="Shape4" draw:style-name="gr2" draw:text-style-name="P127"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1"><draw:frame text:anchor-type="as-char" svg:y="-0.314cm" draw:z-index="4" draw:name="Shape5" draw:style-name="gr2" draw:text-style-name="P127"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1"><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52"><draw:frame text:anchor-type="as-char" svg:y="-0.328cm" draw:z-index="5" draw:name="Shape6" draw:style-name="gr2" draw:text-style-name="P127"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5"><draw:frame text:anchor-type="as-char" svg:y="-0.286cm" draw:z-index="6" draw:name="Shape7" draw:style-name="gr2" draw:text-style-name="P127"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5"><draw:frame text:anchor-type="as-char" svg:y="-0.293cm" draw:z-index="8" draw:name="Shape8" draw:style-name="gr2" draw:text-style-name="P127"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5"><text:s/></text:span><text:span text:style-name="T111">: </text:span><text:span text:style-name="T112">refers to the fact that</text:span><text:span text:style-name="T111"> </text:span><text:span text:style-name="T112">in the environment of </text:span><text:span text:style-name="T256"><draw:frame text:anchor-type="as-char" svg:y="-0.286cm" draw:z-index="7" draw:name="Shape9" draw:style-name="gr2" draw:text-style-name="P127"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6"><draw:frame text:anchor-type="as-char" svg:y="-0.219cm" draw:z-index="9" draw:name="Shape10" draw:style-name="gr2" draw:text-style-name="P127"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57"><draw:frame text:anchor-type="as-char" svg:y="-0.219cm" draw:z-index="10" draw:name="Shape11" draw:style-name="gr2" draw:text-style-name="P127"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58"><draw:frame text:anchor-type="as-char" svg:y="-0.323cm" draw:z-index="11" draw:name="Shape12" draw:style-name="gr2" draw:text-style-name="P127"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2" draw:text-style-name="P127"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2" draw:text-style-name="P127"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53"><draw:frame text:anchor-type="as-char" svg:y="-0.314cm" draw:z-index="14" draw:name="Shape15" draw:style-name="gr2" draw:text-style-name="P127"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54"><draw:frame text:anchor-type="as-char" svg:y="-0.339cm" draw:z-index="15" draw:name="Shape16" draw:style-name="gr2" draw:text-style-name="P127"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54">.</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55"><draw:frame text:anchor-type="as-char" svg:y="-0.314cm" draw:z-index="16" draw:name="Shape17" draw:style-name="gr2" draw:text-style-name="P127"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4"><text:span text:style-name="Strong_20_Emphasis"><text:span text:style-name="T125"/></text:span></text:p>
      <text:p text:style-name="P32"/>
      <text:p text:style-name="P32">Linear, Integer <text:span text:style-name="T235">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8"><text:span text:style-name="T188"/></text:p>
      <text:p text:style-name="P76"><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47"><draw:frame text:anchor-type="as-char" svg:y="-0.318cm" draw:z-index="17" draw:name="Shape18" draw:style-name="gr2" draw:text-style-name="P127"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47"/></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2" draw:text-style-name="P127"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89"/></text:p>
      <text:p text:style-name="P23">Next is converting the inequalities to equalities via adding slack variables to our constraints </text:p>
      <text:p text:style-name="P96"><text:span text:style-name="T192">(</text:span><text:span text:style-name="T80">s</text:span><text:span text:style-name="T78">1​,s2​,s3</text:span><text:span text:style-name="T192">):</text:span></text:p>
      <text:p text:style-name="P87"><draw:frame text:anchor-type="as-char" svg:y="-1.147cm" draw:z-index="19" draw:name="Shape20" draw:style-name="gr2" draw:text-style-name="P127"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92"/></text:p>
      <text:p text:style-name="P72"><text:span text:style-name="T193">Objective n</text:span><text:span text:style-name="T186">ow becomes:</text:span></text:p>
      <text:p text:style-name="P86"><draw:frame text:anchor-type="as-char" svg:y="-0.318cm" draw:z-index="20" draw:name="Shape21" draw:style-name="gr2" draw:text-style-name="P127"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60"><text:span text:style-name="T192"/></text:p>
      <text:p text:style-name="P73"><text:span text:style-name="T192">W</text:span><text:span text:style-name="T186">ith the Initial Simplex Tableau (IST)</text:span></text:p>
      <text:p text:style-name="P73"><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2">2</text:span></text:p>
            </table:table-cell>
            <table:table-cell table:style-name="Table1.A1" office:value-type="string">
              <text:p text:style-name="Table_20_Heading">s<text:span text:style-name="T232">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86"/></text:p>
      <text:p text:style-name="P74"><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59"><draw:frame text:anchor-type="as-char" svg:y="-0.31cm" draw:z-index="21" draw:name="Shape22" draw:style-name="gr2" draw:text-style-name="P127"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1">x=(1,0,0,1) assign v1​,v4​ </text:span><text:span text:style-name="T222">to registers </text:span><text:span text:style-name="T231">and</text:span><text:span text:style-name="T222"> </text:span><text:span text:style-name="T221">x=(0,1,0,1) → assign v2​,v4 </text:span><text:span text:style-name="T223">to registers.</text:span></text:p>
      <text:p text:style-name="P16"><text:s/></text:p>
      <text:p text:style-name="P17">Dynamic programming (DP) is: “an optimization approach that transforms a complex problem into a sequence of simpler problems” Massachusetts Institute of Technology (n.d.). <text:span text:style-name="T236">Therefore DP is a method of decomposition of which can be applied to a compiler. This is done by implementing the DP to optimise IR transformations and instruction scheduling </text:span><text:span text:style-name="T237">such as avoiding redundant calculations in the IR by memoizing expressions to avoid re-computation of said redundant values. </text:span><text:span text:style-name="T238">DP can also be applied in the form of global value numbering, avoiding re-evaluations by tracking equivalent expressions. </text:span><text:span text:style-name="T239">This </text:span><text:span text:style-name="T242">will </text:span><text:span text:style-name="T239">allow for another layer of code redundancy checking </text:span><text:span text:style-name="T240">as well as applying DP to find the lowest latency path through logic within a program </text:span><text:span text:style-name="T241">via tracking control flow probabilities, </text:span><text:span text:style-name="T243">this is refereed to as trace scheduling.</text:span></text:p>
      <text:p text:style-name="P32"/>
      <text:p text:style-name="P33">Lambda Calculus as an Intermediate Representation (IR)</text:p>
      <text:p text:style-name="P18"/>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4"><text:soft-page-break/><text:span text:style-name="T198"/></text:p>
      <text:p text:style-name="P106"><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6"><text:span text:style-name="T202">“ </text:span><text:span text:style-name="T260"><draw:frame text:anchor-type="as-char" svg:y="-0.319cm" draw:z-index="22" draw:name="Shape23" draw:style-name="gr2" draw:text-style-name="P127"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74">Church–Rosser theorem. </text:span>LC is also a mathematical framework that already supports higher-order functions as well as being of a uniform representation, referring to everything in LC being an expression. <text:span text:style-name="T275">LC has a single rule for transformation of expressions known as variable substitution as well as one blueprint for defining functions </text:span><text:span text:style-name="T276">(</text:span><text:span text:style-name="T275">Rojas, R. (n.d.</text:span><text:span text:style-name="T276">)) which combined with the other aspects of LC allows for LC to work seamlessly as an IR.</text:span></text:p>
      <text:p text:style-name="P19"/>
      <text:p text:style-name="P20"><text:span text:style-name="T277">Expressions</text:span> in LC are defined recursively as follows: </text:p>
      <text:p text:style-name="P20"/>
      <text:p text:style-name="P88"><draw:frame text:anchor-type="as-char" svg:y="-0.859cm" draw:z-index="35" draw:name="Shape24" draw:style-name="gr2" draw:text-style-name="P127"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8"><text:span text:style-name="T165">With bounds being able to be expressed simply within expression definitions, an example would be </text:span><text:span text:style-name="T248"><draw:frame text:anchor-type="as-char" svg:y="-0.296cm" draw:z-index="23" draw:name="Shape25" draw:style-name="gr2" draw:text-style-name="P127"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48"><draw:frame text:anchor-type="as-char" svg:y="-0.191cm" draw:z-index="24" draw:name="Shape26" draw:style-name="gr2" draw:text-style-name="P127"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48"><text:s/>is bound. If a variable is not bound it is considered free with an expression not being preceded by a </text:span><text:span text:style-name="T248"><draw:frame text:anchor-type="as-char" svg:y="-0.296cm" draw:z-index="25" draw:name="Shape27" draw:style-name="gr2" draw:text-style-name="P127"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48"><text:s/>also being considered free. </text:span><text:span text:style-name="T249">An example of a free variable would be </text:span><text:span text:style-name="Source_20_Text"><text:span text:style-name="T249"><draw:frame text:anchor-type="as-char" svg:y="-0.296cm" draw:z-index="26" draw:name="Shape28" draw:style-name="gr2" draw:text-style-name="P127"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1">. </text:span></text:span><text:span text:style-name="Source_20_Text"><text:span text:style-name="T261"><draw:frame text:anchor-type="as-char" svg:y="-0.208cm" draw:z-index="27" draw:name="Shape29" draw:style-name="gr2" draw:text-style-name="P127"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1"><text:s/>is free as </text:span></text:span><text:span text:style-name="Source_20_Text"><text:span text:style-name="T261"><draw:frame text:anchor-type="as-char" svg:y="-0.328cm" draw:z-index="28" draw:name="Shape30" draw:style-name="gr2" draw:text-style-name="P127"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1"><text:s/>binds </text:span></text:span><text:span text:style-name="Source_20_Text"><text:span text:style-name="T261"><draw:frame text:anchor-type="as-char" svg:y="-0.191cm" draw:z-index="29" draw:name="Shape31" draw:style-name="gr2" draw:text-style-name="P127"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1"><text:s/>to the scope of </text:span></text:span><text:span text:style-name="Source_20_Text"><text:span text:style-name="T261"><draw:frame text:anchor-type="as-char" svg:y="-0.208cm" draw:z-index="30" draw:name="Shape32" draw:style-name="gr2" draw:text-style-name="P127"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1"><text:s/>however y is not included within the definition of the bind.</text:span></text:span></text:p>
      <text:p text:style-name="P108"><text:span text:style-name="Source_20_Text"><text:span text:style-name="T261"/></text:span></text:p>
      <text:p text:style-name="P110"><text:span text:style-name="Source_20_Text"><text:span text:style-name="T262">Calculations can be performed in LC. As an example say we wish to define a set of </text:span></text:span><text:span text:style-name="Source_20_Text"><text:span text:style-name="T262"><draw:frame text:anchor-type="as-char" svg:y="-0.328cm" draw:z-index="31" draw:name="Shape33" draw:style-name="gr2" draw:text-style-name="P127"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2"><text:s/>numbers and we have a function with the following definition: </text:span></text:span><text:span text:style-name="Source_20_Text"><text:span text:style-name="T262"><draw:frame text:anchor-type="as-char" svg:y="-0.328cm" draw:z-index="32" draw:name="Shape34" draw:style-name="gr2" draw:text-style-name="P127"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2">. </text:span></text:span><text:span text:style-name="Source_20_Text"><text:span text:style-name="T263">We can define the </text:span></text:span><text:span text:style-name="Source_20_Text"><text:span text:style-name="T263"><draw:frame text:anchor-type="as-char" svg:y="-0.328cm" draw:z-index="33" draw:name="Shape35" draw:style-name="gr2" draw:text-style-name="P127"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3"><text:s/>numbers as follows : </text:span></text:span><text:span text:style-name="Source_20_Text"><text:span text:style-name="T264">(</text:span></text:span><text:span text:style-name="Source_20_Text"><text:span text:style-name="T265">Rojas, R. (n.d.</text:span></text:span><text:span text:style-name="Source_20_Text"><text:span text:style-name="T264">)) </text:span></text:span></text:p>
      <text:p text:style-name="P109"><text:span text:style-name="Source_20_Text"><text:span text:style-name="T263"><text:tab/><text:tab/><text:tab/><text:tab/><text:tab/></text:span></text:span><text:span text:style-name="Source_20_Text"><text:span text:style-name="T263"><draw:frame text:anchor-type="as-char" svg:y="0.236cm" draw:z-index="34" draw:name="Shape36" draw:style-name="gr2" draw:text-style-name="P127"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9"><text:span text:style-name="Source_20_Text"><text:span text:style-name="T264"/></text:span></text:p>
      <text:p text:style-name="P111"><text:span text:style-name="Source_20_Text"><text:span text:style-name="T266">All necessary computational processes can also be defined within LC such as addition, multiplication, recursion, logical operators and conditionals. </text:span></text:span><text:span text:style-name="Source_20_Text"><text:span text:style-name="T264">(</text:span></text:span><text:span text:style-name="Source_20_Text"><text:span text:style-name="T265">Rojas, R. (n.d.</text:span></text:span><text:span text:style-name="Source_20_Text"><text:span text:style-name="T264">)) </text:span></text:span></text:p>
      <text:p text:style-name="P21"><text:span text:style-name="Source_20_Text"><text:span text:style-name="T267"/></text:span></text:p>
      <text:p text:style-name="P114"><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3"><text:soft-page-break/><text:span text:style-name="T166"/></text:p>
      <text:p text:style-name="P113"><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3"><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3"><text:span text:style-name="T166"/></text:p>
      <text:p text:style-name="P116"><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2"/>
      <text:p text:style-name="P118"><text:span text:style-name="T280">The generated lambda calculus uses Church Numerals in order to represent integers (</text:span><text:span text:style-name="T268"><draw:frame text:anchor-type="as-char" svg:y="-0.379cm" draw:z-index="37" draw:name="Shape37" draw:style-name="gr2" draw:text-style-name="P127" svg:width="4.844cm" svg:height="0.535cm"><draw:image xlink:href="Pictures/1000488E00000FC4000001C02BDB4615.svg" xlink:type="simple" xlink:show="embed" xlink:actuate="onLoad" draw:mime-type="image/svg+xml"><text:p/></draw:image><draw:image xlink:href="Pictures/100000010000009700000011783D60F3.png" xlink:type="simple" xlink:show="embed" xlink:actuate="onLoad" draw:mime-type="image/png"/><svg:title>TexMaths</svg:title><svg:desc>12§display§\lambda f.\,\lambda x.\,f\bigl(f(\cdots(f(x))\cdots)\bigr)§svg§600§FALSE§</svg:desc></draw:frame></text:span><text:span text:style-name="T280">), booleans (</text:span><text:span text:style-name="T268"><draw:frame text:anchor-type="as-char" svg:y="-0.3cm" draw:z-index="38" draw:name="Shape38" draw:style-name="gr2" draw:text-style-name="P127" svg:width="4.897cm" svg:height="0.384cm"><draw:image xlink:href="Pictures/10005FBC00000FF000000140D61AB79F.svg" xlink:type="simple" xlink:show="embed" xlink:actuate="onLoad" draw:mime-type="image/svg+xml"><text:p/></draw:image><draw:image xlink:href="Pictures/10000001000000990000000C6837455E.png" xlink:type="simple" xlink:show="embed" xlink:actuate="onLoad" draw:mime-type="image/png"/><svg:title>TexMaths</svg:title><svg:desc>12§display§True \lambda t.\,\lambda f.\,t False \lambda t.\,\lambda f.\,f§svg§600§FALSE§</svg:desc></draw:frame></text:span><text:span text:style-name="T280">), addition (</text:span><text:span text:style-name="T268"><draw:frame text:anchor-type="as-char" svg:y="-0.339cm" draw:z-index="39" draw:name="Shape39" draw:style-name="gr2" draw:text-style-name="P127" svg:width="4.772cm" svg:height="0.452cm"><draw:image xlink:href="Pictures/1000571B00000F880000017A3F17CEA0.svg" xlink:type="simple" xlink:show="embed" xlink:actuate="onLoad" draw:mime-type="image/svg+xml"><text:p/></draw:image><draw:image xlink:href="Pictures/10000001000000950000000E1BD5A02F.png" xlink:type="simple" xlink:show="embed" xlink:actuate="onLoad" draw:mime-type="image/png"/><svg:title>TexMaths</svg:title><svg:desc>12§display§\lambda m.\,\lambda n.\,\lambda f.\,\lambda x.\,m\,f\,(n\,f\,x)§svg§600§FALSE§</svg:desc></draw:frame></text:span><text:span text:style-name="T280">) and <text:s/>multiplication (</text:span><text:span text:style-name="T268"><draw:frame text:anchor-type="as-char" svg:y="-0.314cm" draw:z-index="40" draw:name="Shape40" draw:style-name="gr2" draw:text-style-name="P127" svg:width="3.432cm" svg:height="0.421cm"><draw:image xlink:href="Pictures/10003F2000000B2C0000015F20FF2E71.svg" xlink:type="simple" xlink:show="embed" xlink:actuate="onLoad" draw:mime-type="image/svg+xml"><text:p/></draw:image><draw:image xlink:href="Pictures/100000010000006B0000000DABD5E0BC.png" xlink:type="simple" xlink:show="embed" xlink:actuate="onLoad" draw:mime-type="image/png"/><svg:title>TexMaths</svg:title><svg:desc>12§display§\lambda m.\,\lambda n.\,\lambda f.\,m\,(n\,f)§svg§600§FALSE§</svg:desc></draw:frame></text:span><text:span text:style-name="T280">). </text:span><text:span text:style-name="T281">Alongside this, functions with multiple arguments are curried (e.g. </text:span><text:span text:style-name="T269"><draw:frame text:anchor-type="as-char" svg:y="-0.339cm" draw:z-index="41" draw:name="Shape41" draw:style-name="gr2" draw:text-style-name="P127" svg:width="6.45cm" svg:height="0.452cm"><draw:image xlink:href="Pictures/10005815000014FE0000017A20F88AD3.svg" xlink:type="simple" xlink:show="embed" xlink:actuate="onLoad" draw:mime-type="image/svg+xml"><text:p/></draw:image><draw:image xlink:href="Pictures/10000001000000C90000000E46B65E7D.png" xlink:type="simple" xlink:show="embed" xlink:actuate="onLoad" draw:mime-type="image/png"/><svg:title>TexMaths</svg:title><svg:desc>12§display§(\lambda (x\,y).\;\text{body}) \;\;\;\longrightarrow\;\;\; \lambda x.\,\lambda y.\,\text{body}
§svg§600§FALSE§</svg:desc></draw:frame></text:span><text:span text:style-name="T281">). Selection statements are </text:span>desugared<text:span text:style-name="T281"> into functional booleans (</text:span><text:span text:style-name="T269"><draw:frame text:anchor-type="as-char" svg:y="-0.314cm" draw:z-index="42" draw:name="Shape42" draw:style-name="gr2" draw:text-style-name="P127" svg:width="7.712cm" svg:height="0.421cm"><draw:image xlink:href="Pictures/100068970000191A0000015F48669C3D.svg" xlink:type="simple" xlink:show="embed" xlink:actuate="onLoad" draw:mime-type="image/svg+xml"><text:p/></draw:image><draw:image xlink:href="Pictures/10000001000000F00000000DC9A9AC3A.png" xlink:type="simple" xlink:show="embed" xlink:actuate="onLoad" draw:mime-type="image/png"/><svg:title>TexMaths</svg:title><svg:desc>12§display§(\text{if}\;\text{cond}\;\text{then}\;\text{else}) \;\;\;\longrightarrow\;\;\; (\text{cond}\;\text{then}\;\text{else})
§svg§600§FALSE§</svg:desc></draw:frame></text:span><text:span text:style-name="T281">). </text:span><text:span text:style-name="T282">Lists are also deconstructed into a set of left-associated functions (</text:span><text:span text:style-name="T270"><draw:frame text:anchor-type="as-char" svg:y="-0.339cm" draw:z-index="43" draw:name="Shape43" draw:style-name="gr2" draw:text-style-name="P127" svg:width="5.257cm" svg:height="0.452cm"><draw:image xlink:href="Pictures/1000424D0000111C0000017AA3B6EDFC.svg" xlink:type="simple" xlink:show="embed" xlink:actuate="onLoad" draw:mime-type="image/svg+xml"><text:p/></draw:image><draw:image xlink:href="Pictures/10000001000000A40000000E16F3DE77.png" xlink:type="simple" xlink:show="embed" xlink:actuate="onLoad" draw:mime-type="image/png"/><svg:title>TexMaths</svg:title><svg:desc>12§display§(f\;a\;b\;c) \;\;\;\longrightarrow\;\;\; (((f\;a)\;b)\;c)
§svg§600§FALSE§</svg:desc></draw:frame></text:span><text:span text:style-name="T282">). This is all done in order to translate all tokens into pure LC. <text:s/></text:span></text:p>
      <text:p text:style-name="P117"/>
      <text:p text:style-name="P119"><text:soft-page-break/><text:span text:style-name="T283">Large integers in LC church numerals can produce gigantic string just to represent one term (e.g. representing 1000 being: </text:span><text:span text:style-name="T271"><draw:frame text:anchor-type="as-char" svg:y="-0.305cm" draw:z-index="44" draw:name="Shape44" draw:style-name="gr2" draw:text-style-name="P127" svg:width="4.329cm" svg:height="1.001cm"><draw:image xlink:href="Pictures/1000646C00000E1900000341169B0662.svg" xlink:type="simple" xlink:show="embed" xlink:actuate="onLoad" draw:mime-type="image/svg+xml"><text:p/></draw:image><draw:image xlink:href="Pictures/10000001000000870000001F1325FA5F.png" xlink:type="simple" xlink:show="embed" xlink:actuate="onLoad" draw:mime-type="image/png"/><svg:title>TexMaths</svg:title><svg:desc>12§display§\lambda f.\,\lambda x.\,\underbrace{f(f(\cdots f}_{1000\ \text{times}}\,x)\cdots)
§svg§600§FALSE§</svg:desc></draw:frame></text:span><text:span text:style-name="T283">). </text:span><text:span text:style-name="T284">This can become very counter intuitive as 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285">The process described above is an implementation of Common sub-expression elimination (CSE)</text:span><text:span text:style-name="T284"> </text:span><text:span text:style-name="T285">via h</text:span>ash-consing. <text:span text:style-name="T286">CSE is common in compilers with; GCC performing global and local CSE, the OCaml Compiler at middle-end optimisations and Clang/LLVM using CSE during its IR optimisation </text:span><text:span text:style-name="T288">such as EarlyCSEPass (</text:span><text:span text:style-name="Citation"><text:span text:style-name="T288">Llvm.org. (2025)</text:span></text:span><text:span text:style-name="T288">)</text:span><text:span text:style-name="T287">,</text:span><text:span text:style-name="T286"> </text:span><text:span text:style-name="T287">akin to</text:span><text:span text:style-name="T286"> this LC compiler. </text:span></text:p>
      <text:p text:style-name="P119"/>
      <text:p text:style-name="P126">In this IR all syntax (expressions and statements) are all reduced to the function application, meaning that no unneeded code is present in the LC. One of the reasons that LC was chosen as an IR is that it is already Turing complete and higher-order meaning that functions as values is natively supported within the IR. Also constructs that control the order and flow of the program (e.g. IF) are also expressed as functions, as is the case with everything in pure lambda calculus, <text:s/>rather than specialised opcodes. <text:span text:style-name="T289">LC uses a single abstraction method (being the term </text:span><text:span text:style-name="T272"><draw:frame text:anchor-type="as-char" svg:y="-0.296cm" draw:z-index="45" draw:style-name="gr1" draw:text-style-name="P127" svg:width="0.209cm" svg:height="0.297cm"><draw:image xlink:href="Pictures/100004BA000000AE000000F866DF66BD.svg" xlink:type="simple" xlink:show="embed" xlink:actuate="onLoad" draw:mime-type="image/svg+xml"><text:p/></draw:image><draw:image xlink:href="Pictures/1000000100000007000000094CE36D4D.png" xlink:type="simple" xlink:show="embed" xlink:actuate="onLoad" draw:mime-type="image/png"/><svg:title>TexMaths</svg:title><svg:desc>12§display§\lambda§svg§600§FALSE§</svg:desc></draw:frame></text:span><text:span text:style-name="T289">) unlike most compiler IR’s such as bytecode which use a mix of primitive types and instructions. This allows for LC to be more conceptually simpler as everything is declared and acted upon in the same way, but this does come with the downside of a potentially verbose IR </text:span><text:span text:style-name="T290">as displayed by trying to encode large integers using Church Numerals</text:span><text:span text:style-name="T289">. <text:s text:c="2"/></text:span><text:s/></text:p>
      <text:p text:style-name="P119"/>
      <text:p text:style-name="P119"/>
      <text:p text:style-name="P119"/>
      <text:p text:style-name="P34">Conclusion</text:p>
      <text:p text:style-name="P34"/>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5">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19">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24">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text:soft-page-break/>https://ggnindia.dronacharya.info/Downloads/Sub-info/PPT/Compiler-Design/Unit-III/1-LL-and-LR-parsing.pdf</text:a></text:p>
      <text:p text:style-name="P26"/>
      <text:p text:style-name="P26">Carol Critchlow &amp; David J. Eck Hobart <text:span text:style-name="T225">(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7">(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29">(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20">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0">Alcorn, Paul (2022). </text:span></text:span><text:a xlink:type="simple" xlink:href="https://www.tomshardware.com/news/intel-amd-4q-2021-2022-market-share-desktop-notebook-server-x86" text:style-name="Internet_20_link" text:visited-style-name="Visited_20_Internet_20_Link"><text:span text:style-name="Citation"><text:span text:style-name="T230">"AMD Sets All-Time CPU Market Share Record as Intel Gains in Desktop and Notebook PCs"</text:span></text:span></text:a><text:span text:style-name="Citation"><text:span text:style-name="T230">. </text:span></text:span><text:a xlink:type="simple" xlink:href="https://en.wikipedia.org/wiki/Tom%27s_Hardware" text:style-name="Internet_20_link" text:visited-style-name="Visited_20_Internet_20_Link"><text:span text:style-name="Citation"><text:span text:style-name="T230">Tom's Hardware</text:span></text:span></text:a><text:span text:style-name="Citation"><text:span text:style-name="T230">.</text:span></text:span></text:p>
      <text:p text:style-name="P107"><text:span text:style-name="Citation"/></text:p>
      <text:p text:style-name="P107"><text:span text:style-name="Citation"><text:span text:style-name="T230">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0">https://llvm.org/doxygen/structllvm_1_1EarlyCSEPass.html</text:span></text:span></text:a></text:p>
      <text:p text:style-name="P107"/>
      <text:p text:style-name="P40">Appendices </text:p>
      <text:p text:style-name="P99"/>
      <text:p text:style-name="P99">Appendix 1, FA Lexer Pseudocode :</text:p>
      <text:p text:style-name="P102"><text:span text:style-name="Strong_20_Emphasis"><text:span text:style-name="T226">DEFINE Token Types:</text:span></text:span></text:p>
      <text:p text:style-name="P102"><text:span text:style-name="Strong_20_Emphasis"><text:span text:style-name="T226"><text:s text:c="2"/>IF, THEN, ELSE, PRINT, TRUE, FALSE, SEMICOLON, EOF, INVALID</text:span></text:span></text:p>
      <text:p text:style-name="P102"><text:span text:style-name="Strong_20_Emphasis"><text:span text:style-name="T226"/></text:span></text:p>
      <text:p text:style-name="P102"><text:span text:style-name="Strong_20_Emphasis"><text:span text:style-name="T226">DEFINE Token:</text:span></text:span></text:p>
      <text:p text:style-name="P102"><text:soft-page-break/><text:span text:style-name="Strong_20_Emphasis"><text:span text:style-name="T226"><text:s text:c="2"/>type <text:s/>: TokenType</text:span></text:span></text:p>
      <text:p text:style-name="P102"><text:span text:style-name="Strong_20_Emphasis"><text:span text:style-name="T226"><text:s text:c="2"/>value : string</text:span></text:span></text:p>
      <text:p text:style-name="P102"><text:span text:style-name="Strong_20_Emphasis"><text:span text:style-name="T226"/></text:span></text:p>
      <text:p text:style-name="P102"><text:span text:style-name="Strong_20_Emphasis"><text:span text:style-name="T226">FUNCTION Lexer(input):</text:span></text:span></text:p>
      <text:p text:style-name="P102"><text:span text:style-name="Strong_20_Emphasis"><text:span text:style-name="T226"><text:s text:c="2"/>tokens = []</text:span></text:span></text:p>
      <text:p text:style-name="P102"><text:span text:style-name="Strong_20_Emphasis"><text:span text:style-name="T226"><text:s text:c="2"/>index = 0</text:span></text:span></text:p>
      <text:p text:style-name="P102"><text:span text:style-name="Strong_20_Emphasis"><text:span text:style-name="T226"/></text:span></text:p>
      <text:p text:style-name="P102"><text:span text:style-name="Strong_20_Emphasis"><text:span text:style-name="T226"><text:s text:c="2"/>WHILE index &lt; length of input:</text:span></text:span></text:p>
      <text:p text:style-name="P102"><text:span text:style-name="Strong_20_Emphasis"><text:span text:style-name="T226"><text:s text:c="4"/>SKIP whitespace</text:span></text:span></text:p>
      <text:p text:style-name="P102"><text:span text:style-name="Strong_20_Emphasis"><text:span text:style-name="T226"/></text:span></text:p>
      <text:p text:style-name="P102"><text:span text:style-name="Strong_20_Emphasis"><text:span text:style-name="T226"><text:s text:c="4"/>word = next word or character from input</text:span></text:span></text:p>
      <text:p text:style-name="P102"><text:span text:style-name="Strong_20_Emphasis"><text:span text:style-name="T226"/></text:span></text:p>
      <text:p text:style-name="P102"><text:span text:style-name="Strong_20_Emphasis"><text:span text:style-name="T226"><text:s text:c="4"/>SWITCH word:</text:span></text:span></text:p>
      <text:p text:style-name="P102"><text:span text:style-name="Strong_20_Emphasis"><text:span text:style-name="T226"><text:s text:c="6"/>CASE "if": <text:s text:c="8"/>ADD Token(IF, "if") to tokens</text:span></text:span></text:p>
      <text:p text:style-name="P102"><text:span text:style-name="Strong_20_Emphasis"><text:span text:style-name="T226"><text:s text:c="6"/>CASE "then": <text:s text:c="6"/>ADD Token(THEN, "then")</text:span></text:span></text:p>
      <text:p text:style-name="P102"><text:span text:style-name="Strong_20_Emphasis"><text:span text:style-name="T226"><text:s text:c="6"/>CASE "else": <text:s text:c="6"/>ADD Token(ELSE, "else")</text:span></text:span></text:p>
      <text:p text:style-name="P102"><text:span text:style-name="Strong_20_Emphasis"><text:span text:style-name="T226"><text:s text:c="6"/>CASE "print": <text:s text:c="5"/>ADD Token(PRINT, "print")</text:span></text:span></text:p>
      <text:p text:style-name="P102"><text:span text:style-name="Strong_20_Emphasis"><text:span text:style-name="T226"><text:s text:c="6"/>CASE "true": <text:s text:c="6"/>ADD Token(TRUE, "true")</text:span></text:span></text:p>
      <text:p text:style-name="P102"><text:span text:style-name="Strong_20_Emphasis"><text:span text:style-name="T226"><text:s text:c="6"/>CASE "false": <text:s text:c="5"/>ADD Token(FALSE, "false")</text:span></text:span></text:p>
      <text:p text:style-name="P102"><text:span text:style-name="Strong_20_Emphasis"><text:span text:style-name="T226"><text:s text:c="6"/>CASE ";": <text:s text:c="9"/>ADD Token(SEMICOLON, ";")</text:span></text:span></text:p>
      <text:p text:style-name="P102"><text:span text:style-name="Strong_20_Emphasis"><text:span text:style-name="T226"><text:s text:c="6"/>CASE "": <text:s text:c="10"/>ADD Token(EOF, "EOF")</text:span></text:span></text:p>
      <text:p text:style-name="P102"><text:span text:style-name="Strong_20_Emphasis"><text:span text:style-name="T226"><text:s text:c="6"/>DEFAULT: <text:s text:c="10"/>ADD Token(INVALID, word)</text:span></text:span></text:p>
      <text:p text:style-name="P102"><text:span text:style-name="Strong_20_Emphasis"><text:span text:style-name="T226"><text:s text:c="2"/>RETURN tokens</text:span></text:span></text:p>
      <text:p text:style-name="P102"><text:span text:style-name="Strong_20_Emphasis"><text:span text:style-name="T226"/></text:span></text:p>
      <text:p text:style-name="P102"><text:span text:style-name="Strong_20_Emphasis"><text:span text:style-name="T226">GLOBAL:</text:span></text:span></text:p>
      <text:p text:style-name="P102"><text:span text:style-name="Strong_20_Emphasis"><text:span text:style-name="T226"><text:s text:c="2"/>tokens = []</text:span></text:span></text:p>
      <text:p text:style-name="P102"><text:span text:style-name="Strong_20_Emphasis"><text:span text:style-name="T226"><text:s text:c="2"/>current = 0</text:span></text:span></text:p>
      <text:p text:style-name="P102"><text:span text:style-name="Strong_20_Emphasis"><text:span text:style-name="T226"/></text:span></text:p>
      <text:p text:style-name="P102"><text:span text:style-name="Strong_20_Emphasis"><text:span text:style-name="T226">FUNCTION Match(expectedType):</text:span></text:span></text:p>
      <text:p text:style-name="P102"><text:span text:style-name="Strong_20_Emphasis"><text:span text:style-name="T226"><text:s text:c="2"/>IF tokens[current].type == expectedTyp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Unexpected token</text:span></text:span></text:p>
      <text:p text:style-name="P102"><text:span text:style-name="Strong_20_Emphasis"><text:span text:style-name="T226"/></text:span></text:p>
      <text:p text:style-name="P102"><text:span text:style-name="Strong_20_Emphasis"><text:span text:style-name="T226">FUNCTION E(): <text:s/></text:span></text:span></text:p>
      <text:p text:style-name="P102"><text:span text:style-name="Strong_20_Emphasis"><text:span text:style-name="T226"><text:s text:c="2"/>IF current token is TRUE or FALS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Invalid expression</text:span></text:span></text:p>
      <text:p text:style-name="P102"><text:span text:style-name="Strong_20_Emphasis"><text:span text:style-name="T226"/></text:span></text:p>
      <text:p text:style-name="P102"><text:span text:style-name="Strong_20_Emphasis"><text:span text:style-name="T226">FUNCTION S(): </text:span></text:span></text:p>
      <text:p text:style-name="P102"><text:span text:style-name="Strong_20_Emphasis"><text:span text:style-name="T226"><text:s text:c="2"/>SWITCH current token:</text:span></text:span></text:p>
      <text:p text:style-name="P102"><text:span text:style-name="Strong_20_Emphasis"><text:span text:style-name="T226"><text:s text:c="4"/>CASE IF:</text:span></text:span></text:p>
      <text:p text:style-name="P102"><text:span text:style-name="Strong_20_Emphasis"><text:span text:style-name="T226"><text:s text:c="6"/>Match(IF)</text:span></text:span></text:p>
      <text:p text:style-name="P102"><text:span text:style-name="Strong_20_Emphasis"><text:span text:style-name="T226"><text:s text:c="6"/>E()</text:span></text:span></text:p>
      <text:p text:style-name="P102"><text:span text:style-name="Strong_20_Emphasis"><text:span text:style-name="T226"><text:s text:c="6"/>Match(THEN)</text:span></text:span></text:p>
      <text:p text:style-name="P102"><text:span text:style-name="Strong_20_Emphasis"><text:span text:style-name="T226"><text:s text:c="6"/>S()</text:span></text:span></text:p>
      <text:p text:style-name="P102"><text:span text:style-name="Strong_20_Emphasis"><text:span text:style-name="T226"><text:s text:c="6"/>Match(ELSE)</text:span></text:span></text:p>
      <text:p text:style-name="P102"><text:span text:style-name="Strong_20_Emphasis"><text:span text:style-name="T226"><text:s text:c="6"/>S()</text:span></text:span></text:p>
      <text:p text:style-name="P102"><text:span text:style-name="Strong_20_Emphasis"><text:span text:style-name="T226"><text:s text:c="4"/>CASE PRINT:</text:span></text:span></text:p>
      <text:p text:style-name="P102"><text:span text:style-name="Strong_20_Emphasis"><text:span text:style-name="T226"><text:s text:c="6"/>Match(PRINT)</text:span></text:span></text:p>
      <text:p text:style-name="P102"><text:span text:style-name="Strong_20_Emphasis"><text:span text:style-name="T226"><text:s text:c="6"/>Match(SEMICOLON)</text:span></text:span></text:p>
      <text:p text:style-name="P102"><text:span text:style-name="Strong_20_Emphasis"><text:span text:style-name="T226"><text:s text:c="4"/>DEFAULT:</text:span></text:span></text:p>
      <text:p text:style-name="P102"><text:span text:style-name="Strong_20_Emphasis"><text:span text:style-name="T226"><text:s text:c="6"/>ERROR: Invalid statement</text:span></text:span></text:p>
      <text:p text:style-name="P102"><text:span text:style-name="Strong_20_Emphasis"><text:span text:style-name="T226"/></text:span></text:p>
      <text:p text:style-name="P102"><text:span text:style-name="Strong_20_Emphasis"><text:span text:style-name="T226">FUNCTION ParseProgram():</text:span></text:span></text:p>
      <text:p text:style-name="P102"><text:span text:style-name="Strong_20_Emphasis"><text:span text:style-name="T226"><text:s text:c="2"/>CALL S()</text:span></text:span></text:p>
      <text:p text:style-name="P102"><text:span text:style-name="Strong_20_Emphasis"><text:span text:style-name="T226"><text:s text:c="2"/>IF current token is not EOF:</text:span></text:span></text:p>
      <text:p text:style-name="P102"><text:span text:style-name="Strong_20_Emphasis"><text:span text:style-name="T226"><text:s text:c="4"/>ERROR: Unexpected extra tokens</text:span></text:span></text:p>
      <text:p text:style-name="P102"><text:span text:style-name="Strong_20_Emphasis"><text:span text:style-name="T226"><text:s text:c="2"/>ELSE:</text:span></text:span></text:p>
      <text:p text:style-name="P102"><text:span text:style-name="Strong_20_Emphasis"><text:span text:style-name="T226"><text:s text:c="4"/>PRINT "Parsing successful"</text:span></text:span></text:p>
      <text:p text:style-name="P102"><text:span text:style-name="Strong_20_Emphasis"><text:span text:style-name="T226"/></text:span></text:p>
      <text:p text:style-name="P102"><text:span text:style-name="Strong_20_Emphasis"><text:span text:style-name="T226">MAIN:</text:span></text:span></text:p>
      <text:p text:style-name="P102"><text:span text:style-name="Strong_20_Emphasis"><text:span text:style-name="T226"><text:s text:c="2"/>input = "if true then print; else print;"</text:span></text:span></text:p>
      <text:p text:style-name="P102"><text:soft-page-break/><text:span text:style-name="Strong_20_Emphasis"><text:span text:style-name="T226"><text:s text:c="2"/>tokens = Lexer(input)</text:span></text:span></text:p>
      <text:p text:style-name="P102"><text:span text:style-name="Strong_20_Emphasis"><text:span text:style-name="T226"><text:s text:c="2"/>Print tokens for debugging</text:span></text:span></text:p>
      <text:p text:style-name="P102"><text:span text:style-name="Strong_20_Emphasis"><text:span text:style-name="T226"><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78">2</text:span>, <text:span text:style-name="T278">Compiler Pipeline</text:span> :</text:p>
      <text:p text:style-name="P35"/>
      <text:p text:style-name="P101">Appendix <text:span text:style-name="T279">3, Compiler Source Code :</text:span></text:p>
      <text:p text:style-name="P101"><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28T15:06:49.908462009</dc:date>
    <meta:editing-duration>PT15H30M36S</meta:editing-duration>
    <meta:editing-cycles>450</meta:editing-cycles>
    <meta:generator>LibreOffice/24.2.7.2$Linux_X86_64 LibreOffice_project/420$Build-2</meta:generator>
    <meta:document-statistic meta:table-count="2" meta:image-count="1" meta:object-count="0" meta:page-count="15" meta:paragraph-count="278" meta:word-count="4838" meta:character-count="30395" meta:non-whitespace-character-count="24798"/>
  </office:meta>
</office:document-meta>
</file>